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a916" officeooo:paragraph-rsid="0004a91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it" fo:country="IT" officeooo:paragraph-rsid="0004a916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04a916" officeooo:paragraph-rsid="0004a916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rsid="0004af94" officeooo:paragraph-rsid="0004af94"/>
    </style:style>
    <style:style style:name="P5" style:family="paragraph" style:parent-style-name="Standard">
      <style:paragraph-properties fo:text-align="justify" style:justify-single-word="false"/>
      <style:text-properties fo:language="it" fo:country="IT" officeooo:rsid="0004af94" officeooo:paragraph-rsid="00059a57"/>
    </style:style>
    <style:style style:name="P6" style:family="paragraph" style:parent-style-name="Standard">
      <style:paragraph-properties fo:text-align="justify" style:justify-single-word="false"/>
      <style:text-properties fo:language="it" fo:country="IT" officeooo:rsid="0004af94" officeooo:paragraph-rsid="00062ad1"/>
    </style:style>
    <style:style style:name="P7" style:family="paragraph" style:parent-style-name="Standard">
      <style:paragraph-properties fo:text-align="justify" style:justify-single-word="false"/>
      <style:text-properties fo:language="it" fo:country="IT" style:text-underline-style="none" fo:font-weight="normal" officeooo:rsid="0004af94" officeooo:paragraph-rsid="0004af9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it" fo:country="IT" style:text-underline-style="none" fo:font-weight="normal" officeooo:rsid="00059a57" officeooo:paragraph-rsid="00059a5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it" fo:country="IT" style:text-underline-style="none" fo:font-weight="normal" officeooo:rsid="00062ad1" officeooo:paragraph-rsid="00062ad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it" fo:country="IT" style:text-underline-style="none" fo:font-weight="normal" officeooo:rsid="00066d66" officeooo:paragraph-rsid="00066d6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it" fo:country="IT" style:text-underline-style="none" fo:font-weight="normal" officeooo:rsid="0007f46a" officeooo:paragraph-rsid="0007f46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it" fo:country="IT" style:text-underline-style="none" fo:font-weight="normal" officeooo:rsid="000b0940" officeooo:paragraph-rsid="000b094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it" fo:country="IT" officeooo:rsid="00059a57" officeooo:paragraph-rsid="00059a57"/>
    </style:style>
    <style:style style:name="P14" style:family="paragraph" style:parent-style-name="Standard">
      <style:paragraph-properties fo:text-align="justify" style:justify-single-word="false"/>
      <style:text-properties fo:language="it" fo:country="IT" style:text-underline-style="solid" style:text-underline-width="auto" style:text-underline-color="font-color" fo:font-weight="bold" officeooo:rsid="00059a57" officeooo:paragraph-rsid="00059a5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it" fo:country="IT" style:text-underline-style="solid" style:text-underline-width="auto" style:text-underline-color="font-color" fo:font-weight="bold" officeooo:rsid="00062ad1" officeooo:paragraph-rsid="00062ad1" style:font-weight-asian="bold" style:font-weight-complex="bold"/>
    </style:style>
    <style:style style:name="T1" style:family="text">
      <style:text-properties style:text-underline-style="none" fo:font-weight="normal" officeooo:rsid="0004a916" style:font-weight-asian="normal" style:font-weight-complex="normal"/>
    </style:style>
    <style:style style:name="T2" style:family="text">
      <style:text-properties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style:text-underline-style="none" fo:font-weight="normal" officeooo:rsid="0004a916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</text:p>
      <text:p text:style-name="P1"/>
      <text:p text:style-name="P2"><text:span text:style-name="T1">Due tipologie di array</text:span><text:span text:style-name="T3">:</text:span></text:p>
      <text:p text:style-name="P2"><text:span text:style-name="T3"/></text:p>
      <text:p text:style-name="P2"><text:span text:style-name="T3">- Monodimensionali</text:span></text:p>
      <text:p text:style-name="P2"><text:span text:style-name="T3">- Multidimensionali</text:span></text:p>
      <text:p text:style-name="P2"><text:span text:style-name="T3"/></text:p>
      <text:p text:style-name="P3"><text:span text:style-name="T2">Le variabili viste fin’ora permettono di gestire solo un “singolo” dato per variabile -&gt; non adatte per grandi moli di dati.</text:span></text:p>
      <text:p text:style-name="P3"><text:span text:style-name="T2"/></text:p>
      <text:p text:style-name="P3"><text:span text:style-name="T2">La soluzione in C sono gli </text:span><text:span text:style-name="T4">array: </text:span><text:span text:style-name="T2">Una struttura dati in grado di memorizzare un numero definito di dati dello stesso tipo.</text:span></text:p>
      <text:p text:style-name="P3"><text:span text:style-name="T2"/></text:p>
      <text:p text:style-name="P3"><text:span text:style-name="T4">Caratteristiche</text:span><text:span text:style-name="T2">:</text:span></text:p>
      <text:p text:style-name="P3"><text:span text:style-name="T2">- Nome e tipologia di dati contenuti</text:span></text:p>
      <text:p text:style-name="P3"><text:span text:style-name="T2">- Ogni singolo dato è chiamato elemento o componente</text:span></text:p>
      <text:p text:style-name="P3"><text:span text:style-name="T2">- Tutti gli elementi sono ordinato poichè possiedono un indice che li identifica</text:span></text:p>
      <text:p text:style-name="P3"><text:span text:style-name="T2"/></text:p>
      <text:p text:style-name="P3"><text:span text:style-name="T2">Esempio array monodimensionale:</text:span></text:p>
      <text:p text:style-name="P3"><text:span text:style-name="T2"/></text:p>
      <text:p text:style-name="P3"><text:span text:style-name="T2">&lt;tipo array&gt; &lt;nome array&gt; [dimensione]</text:span></text:p>
      <text:p text:style-name="P3"><text:span text:style-name="T2"/></text:p>
      <text:p text:style-name="P3"><text:span text:style-name="T2">int numeri[100];</text:span></text:p>
      <text:p text:style-name="P3"><text:span text:style-name="T2">// definisco un array di nome “numeri” composto da</text:span></text:p>
      <text:p text:style-name="P3"><text:span text:style-name="T2">// 100 elementi di tipo int</text:span></text:p>
      <text:p text:style-name="P3"><text:span text:style-name="T2"/></text:p>
      <text:p text:style-name="P3"><text:span text:style-name="T2">Per accedere ai singoli elementi contenuti nell’array si utilizza l’indice che va da 0 a dim-1.</text:span></text:p>
      <text:p text:style-name="P3"><text:span text:style-name="T2"/></text:p>
      <text:p text:style-name="P4"><text:span text:style-name="T2">Lettura e scrittura --&gt; printf(“Nono elemento: “, a[8]); <text:s/>------ scanf(“%d”, &amp;a[99]);</text:span></text:p>
      <text:p text:style-name="P4"><text:span text:style-name="T2"/></text:p>
      <text:p text:style-name="P4"><text:span text:style-name="T2">----------------------------------------------------------------------------------------------------------------------------</text:span><text:span text:style-name="T6">INIZIALIZZAZIONE</text:span></text:p>
      <text:p text:style-name="P4"><text:span text:style-name="T6"/></text:p>
      <text:p text:style-name="P7"><text:span text:style-name="T5">- Inizializzazione completa: float costanti[3] = {3.14, 9.8, 1.623} //Definisco tutti gli elementi dell’array</text:span></text:p>
      <text:p text:style-name="P7"><text:span text:style-name="T5"/></text:p>
      <text:p text:style-name="P7"><text:span text:style-name="T5">- Inizializzazione completa con omissione delle dimensioni:</text:span></text:p>
      <text:p text:style-name="P8"><text:span text:style-name="T5"/></text:p>
      <text:p text:style-name="P7"><text:span text:style-name="T5">short primi[] = {1, 2, 3, 4, 5, 6} //Avrà la dimensione in base agli n dichiarati</text:span></text:p>
      <text:p text:style-name="P7"><text:span text:style-name="T5"/></text:p>
      <text:p text:style-name="P7"><text:span text:style-name="T5">- Inizializzazione parziale:</text:span></text:p>
      <text:p text:style-name="P7"><text:span text:style-name="T5"/></text:p>
      <text:p text:style-name="P7"><text:span text:style-name="T5">char lettere[50] = {‘P’, ‘i’, ‘e’, ‘r’, ‘o’}; //Tutti gli altri verrano inizializzati a ?</text:span></text:p>
      <text:p text:style-name="P7"><text:span text:style-name="T5">int tuttizeri[100]={0}; //Tutti gli altri inizializzati a 0</text:span></text:p>
      <text:p text:style-name="P7"><text:span text:style-name="T5">// C99 does not allow = {}; Chiedere ?</text:span></text:p>
      <text:p text:style-name="P7"><text:span text:style-name="T5">float sparsevector[30]={[3]=4.5, [29]=1.7}; // Nelle determinate posizioni definite sarà salvato quel valore</text:span></text:p>
      <text:p text:style-name="P7"><text:span text:style-name="T5">In questi ultimi casi gli elementi non definiti sono comunque inizializzati a 0</text:span></text:p>
      <text:p text:style-name="P5"><text:span text:style-name="T5">----------------------------------------------------------------------------------------------------------------------------</text:span></text:p>
      <text:p text:style-name="P13"><text:soft-page-break/><text:span text:style-name="T5">I singoli elementi sono salvati consecutivamente in memoria e l’accesso avviene come indirizzo array+indice.</text:span></text:p>
      <text:p text:style-name="P13"><text:span text:style-name="T5"/></text:p>
      <text:p text:style-name="P13"><text:span text:style-name="T5">E’ possibile utilizzare macro come sizeof per alcolare il numero di elementi in un array:</text:span></text:p>
      <text:p text:style-name="P13"><text:span text:style-name="T5"/></text:p>
      <text:p text:style-name="P13"><text:span text:style-name="T5">- Memoria occupata dal singolo elemento</text:span></text:p>
      <text:p text:style-name="P13"><text:span text:style-name="T5">- Memoria occupata da tutto l’array</text:span></text:p>
      <text:p text:style-name="P5"><text:span text:style-name="T2">----------------------------------------------------------------------------------------------------------------------------</text:span></text:p>
      <text:p text:style-name="P14"><text:span text:style-name="T5">POSSIBILI ERRORI</text:span></text:p>
      <text:p text:style-name="P8"><text:span text:style-name="T5"/></text:p>
      <text:p text:style-name="P8"><text:span text:style-name="T5">Il linguaggio non controlla coerenza indice e dimensione dell’array:</text:span></text:p>
      <text:p text:style-name="P8"><text:span text:style-name="T5">Esempio:</text:span></text:p>
      <text:p text:style-name="P8"><text:span text:style-name="T5"/></text:p>
      <text:p text:style-name="P8"><text:span text:style-name="T5">int a[100];</text:span></text:p>
      <text:p text:style-name="P8"><text:span text:style-name="T5"/></text:p>
      <text:p text:style-name="P8"><text:span text:style-name="T5">a[100] = 7 //Sbagliato perchè l’ultimo elemento è a indice 99</text:span></text:p>
      <text:p text:style-name="P8"><text:span text:style-name="T5"/></text:p>
      <text:p text:style-name="P8"><text:span text:style-name="T5">a[-1]=0; // -1?</text:span></text:p>
      <text:p text:style-name="P8"><text:span text:style-name="T5"/></text:p>
      <text:p text:style-name="P9"><text:span text:style-name="T5">In fase di compilazione non sono individuati come errori ma causeranno il blocco del programma.</text:span></text:p>
      <text:p text:style-name="P6"><text:span text:style-name="T5">----------------------------------------------------------------------------------------------------------------------------</text:span></text:p>
      <text:p text:style-name="P15"><text:span text:style-name="T5">ARRAY MULTIDIMENSIONALI</text:span></text:p>
      <text:p text:style-name="P15"><text:span text:style-name="T5"/></text:p>
      <text:p text:style-name="P10"><text:span text:style-name="T5">Array con più dimensioni (indici).</text:span></text:p>
      <text:p text:style-name="P10"><text:span text:style-name="T5">Esempio: </text:span></text:p>
      <text:p text:style-name="P10"><text:span text:style-name="T5"/></text:p>
      <text:p text:style-name="P10"><text:span text:style-name="T5">– int matrice[10][9]; // 10 righe e 9 colonne</text:span></text:p>
      <text:p text:style-name="P10"><text:span text:style-name="T5"/></text:p>
      <text:p text:style-name="P10"><text:span text:style-name="T5">– long b[2][3][7][12][1024];</text:span></text:p>
      <text:p text:style-name="P10"><text:span text:style-name="T5"/></text:p>
      <text:p text:style-name="P11"><text:span text:style-name="T5">Esempi di inizializzazione:</text:span></text:p>
      <text:p text:style-name="P11"><text:span text:style-name="T5"/></text:p>
      <text:p text:style-name="P11"><text:span text:style-name="T5">– int m1[2][3]={3,4,8,1,2,7};</text:span></text:p>
      <text:p text:style-name="P11"><text:span text:style-name="T5">– int m2[2][3]={{3,4,8},{1,2,7}};</text:span></text:p>
      <text:p text:style-name="P11"><text:span text:style-name="T5"/></text:p>
      <text:p text:style-name="P12"><text:span text:style-name="T5">Nonostante siano multidimensionali vengono comunque memorizzati sequenzialmen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2:13:08.481491803</meta:creation-date>
    <dc:date>2024-10-24T12:57:35.114951700</dc:date>
    <meta:editing-duration>PT23M55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2" meta:paragraph-count="50" meta:word-count="354" meta:character-count="2852" meta:non-whitespace-character-count="2544"/>
  </office:meta>
</office:document-meta>
</file>